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10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11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12" style:family="graphic" style:parent-style-name="standard">
      <style:graphic-properties draw:stroke="dash" draw:stroke-dash="Ultrafine_20_2_20_Dots_20_3_20_Dashes" draw:opacity="50%" draw:opacity-name="" draw:textarea-horizontal-align="justify" draw:textarea-vertical-align="middle" draw:auto-grow-height="false" fo:min-height="1.188cm" fo:min-width="2.554cm"/>
    </style:style>
    <style:style style:name="gr13" style:family="graphic" style:parent-style-name="standard">
      <style:graphic-properties draw:stroke="dash" draw:stroke-dash="Ultrafine_20_2_20_Dots_20_3_20_Dashes" draw:opacity="50%" draw:opacity-name="" draw:textarea-horizontal-align="justify" draw:textarea-vertical-align="middle" draw:auto-grow-height="false" fo:min-height="4.635cm" fo:min-width="3.818cm"/>
    </style:style>
    <style:style style:name="gr14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opacity-name="" draw:textarea-vertical-align="middle"/>
    </style:style>
    <style:style style:name="gr15" style:family="graphic" style:parent-style-name="standard">
      <style:graphic-properties draw:stroke="dash" draw:stroke-dash="Ultrafine_20_2_20_Dots_20_3_20_Dashes" draw:opacity="50%" draw:opacity-name="" draw:textarea-horizontal-align="justify" draw:textarea-vertical-align="middle" draw:auto-grow-height="false" fo:min-height="1.079cm" fo:min-width="2.548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32pt" style:font-size-asian="18pt" style:font-size-complex="18pt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6cm" presentation:class="title" presentation:user-transformed="true">
          <draw:text-box>
            <text:p><text:span text:style-name="T1">Exploring the </text:span><text:span text:style-name="T1">Topology for </text:span><text:span text:style-name="T1">FPGA-</text:span><text:span text:style-name="T1">Bridging</text:span></text:p>
          </draw:text-box>
        </draw:frame>
        <draw:g>
          <draw:g>
            <draw:custom-shape draw:style-name="gr2" draw:text-style-name="P3" draw:layer="layout" svg:width="2.032cm" svg:height="2.032cm" draw:transform="rotate (0.9848892969004) translate (5.2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3.048cm" svg:height="1.524cm" draw:transform="rotate (0.9848892969004) translate (7.5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032cm" svg:height="2.032cm" draw:transform="rotate (0.9848892969004) translate (9.9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7.516cm" svg:y1="8.86cm" svg:x2="8.364cm" svg:y2="9.423cm">
              <text:p/>
            </draw:line>
            <draw:line draw:style-name="gr4" draw:text-style-name="P3" draw:layer="layout" svg:x1="10.479cm" svg:y1="10.827cm" svg:x2="9.634cm" svg:y2="10.266cm">
              <text:p/>
            </draw:line>
          </draw:g>
          <draw:g>
            <draw:custom-shape draw:style-name="gr2" draw:text-style-name="P3" draw:layer="layout" svg:width="2.032cm" svg:height="2.032cm" draw:transform="rotate (-0.907571211037051) translate (15.8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3.048cm" svg:height="1.524cm" draw:transform="rotate (-0.907571211037051) translate (13.1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032cm" svg:height="2.032cm" draw:transform="rotate (-0.907571211037051) translate (11.4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4.899cm" svg:y1="8.575cm" svg:x2="14.097cm" svg:y2="9.202cm">
              <text:p/>
            </draw:line>
            <draw:line draw:style-name="gr4" draw:text-style-name="P3" draw:layer="layout" svg:x1="12.097cm" svg:y1="10.764cm" svg:x2="12.896cm" svg:y2="10.14cm">
              <text:p/>
            </draw:line>
          </draw:g>
          <draw:g>
            <draw:custom-shape draw:style-name="gr2" draw:text-style-name="P3" draw:layer="layout" svg:width="2.032cm" svg:height="2.032cm" svg:x="10.2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3.048cm" svg:height="1.524cm" svg:x="9.7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032cm" svg:height="2.032cm" svg:x="10.2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284cm" svg:y1="6.796cm" svg:x2="11.284cm" svg:y2="7.814cm">
              <text:p/>
            </draw:line>
            <draw:line draw:style-name="gr4" draw:text-style-name="P3" draw:layer="layout" svg:x1="11.284cm" svg:y1="10.352cm" svg:x2="11.284cm" svg:y2="9.338cm">
              <text:p/>
            </draw:line>
          </draw:g>
        </draw:g>
        <draw:g>
          <draw:custom-shape draw:style-name="gr2" draw:text-style-name="P3" draw:layer="layout" svg:width="2.032cm" svg:height="2.032cm" svg:x="1.605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3.048cm" svg:height="1.524cm" svg:x="1.097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032cm" svg:height="2.032cm" svg:x="1.605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.621cm" svg:y1="6.796cm" svg:x2="2.621cm" svg:y2="7.814cm">
            <text:p/>
          </draw:line>
          <draw:line draw:style-name="gr4" draw:text-style-name="P3" draw:layer="layout" svg:x1="2.621cm" svg:y1="10.352cm" svg:x2="2.621cm" svg:y2="9.338cm">
            <text:p/>
          </draw:line>
        </draw:g>
        <draw:g>
          <draw:g>
            <draw:custom-shape draw:style-name="gr2" draw:text-style-name="P3" draw:layer="layout" svg:width="2.032cm" svg:height="2.032cm" draw:transform="rotate (-0.831823921500498) translate (22.35cm 4.46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3.048cm" svg:height="1.524cm" draw:transform="rotate (-0.831823921500498) translate (19.754cm 6.14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032cm" svg:height="2.032cm" draw:transform="rotate (-0.831823921500498) translate (18.22cm 8.228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533cm" svg:y1="6.584cm" svg:x2="20.781cm" svg:y2="7.27cm">
              <text:p/>
            </draw:line>
            <draw:line draw:style-name="gr4" draw:text-style-name="P3" draw:layer="layout" svg:x1="18.905cm" svg:y1="8.979cm" svg:x2="19.655cm" svg:y2="8.296cm">
              <text:p/>
            </draw:line>
          </draw:g>
          <draw:g>
            <draw:custom-shape draw:style-name="gr2" draw:text-style-name="P3" draw:layer="layout" svg:width="2.032cm" svg:height="2.032cm" draw:transform="rotate (0.844739357965255) translate (20.846cm 5.9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3.048cm" svg:height="1.524cm" draw:transform="rotate (0.844739357965256) translate (22.79cm 8.388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032cm" svg:height="2.032cm" draw:transform="rotate (0.844739357965255) translate (25.025cm 9.693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04cm" svg:y1="6.573cm" svg:x2="23.801cm" svg:y2="7.249cm">
              <text:p/>
            </draw:line>
            <draw:line draw:style-name="gr4" draw:text-style-name="P3" draw:layer="layout" svg:x1="25.699cm" svg:y1="8.933cm" svg:x2="24.941cm" svg:y2="8.26cm">
              <text:p/>
            </draw:line>
          </draw:g>
          <draw:g>
            <draw:custom-shape draw:style-name="gr2" draw:text-style-name="P3" draw:layer="layout" svg:width="2.032cm" svg:height="2.032cm" svg:x="21.29cm" svg:y="4.8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3.048cm" svg:height="1.524cm" svg:x="20.782cm" svg:y="7.922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032cm" svg:height="2.032cm" svg:x="21.29cm" svg:y="10.46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2.306cm" svg:y1="6.904cm" svg:x2="22.306cm" svg:y2="7.922cm">
              <text:p/>
            </draw:line>
            <draw:line draw:style-name="gr4" draw:text-style-name="P3" draw:layer="layout" svg:x1="22.306cm" svg:y1="10.46cm" svg:x2="22.306cm" svg:y2="9.446cm">
              <text:p/>
            </draw:line>
          </draw:g>
        </draw:g>
        <draw:frame draw:style-name="gr5" draw:text-style-name="P4" draw:layer="layout" svg:width="3.302cm" svg:height="0.962cm" svg:x="0.97cm" svg:y="13.2cm">
          <draw:text-box>
            <text:p>This work</text:p>
          </draw:text-box>
        </draw:frame>
        <draw:frame draw:style-name="gr6" draw:text-style-name="P4" draw:layer="layout" svg:width="4.318cm" svg:height="1.016cm" svg:x="9.035cm" svg:y="13.2cm">
          <draw:text-box>
            <text:p>Ali’s BM-Hive</text:p>
          </draw:text-box>
        </draw:frame>
        <draw:frame draw:style-name="gr6" draw:text-style-name="P4" draw:layer="layout" svg:width="4.318cm" svg:height="1.016cm" svg:x="20.147cm" svg:y="13.2cm">
          <draw:text-box>
            <text:p>What’s this?</text:p>
          </draw:text-box>
        </draw:frame>
        <draw:custom-shape draw:style-name="gr7" draw:text-style-name="P6" draw:layer="layout" svg:width="8.476cm" svg:height="3.222cm" svg:x="1.938cm" svg:y="14.812cm">
          <text:p text:style-name="P5"><text:span text:style-name="T2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8" draw:text-style-name="P7" draw:layer="layout" svg:width="13.208cm" svg:height="2.032cm" svg:x="12.954cm" svg:y="15.494cm">
          <text:p text:style-name="P5"><text:span text:style-name="T3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25.199cm" svg:height="1.771cm" svg:x="1.4cm" svg:y="0.837cm" presentation:class="title" presentation:user-transformed="true">
          <draw:text-box>
            <text:p><text:span text:style-name="T4"><text:s text:c="2"/></text:span><text:span text:style-name="T4">Qemu-HDL </text:span><text:span text:style-name="T4">Cosim Concept </text:span><text:span text:style-name="T4">of virtio-fpga-</text:span><text:span text:style-name="T4">bridge</text:span></text:p>
          </draw:text-box>
        </draw:frame>
        <draw:g>
          <draw:custom-shape draw:style-name="gr9" draw:text-style-name="P3" draw:layer="layout" svg:width="4.318cm" svg:height="2.032cm" svg:x="6.108cm" svg:y="4.265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4.318cm" svg:height="4.885cm" svg:x="6.108cm" svg:y="7.315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4.318cm" svg:height="2.032cm" svg:x="6.108cm" svg:y="13.253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267cm" svg:y1="6.297cm" svg:x2="8.267cm" svg:y2="7.315cm">
            <text:p/>
          </draw:line>
          <draw:line draw:style-name="gr4" draw:text-style-name="P3" draw:layer="layout" svg:x1="8.267cm" svg:y1="13.253cm" svg:x2="8.267cm" svg:y2="12.239cm">
            <text:p/>
          </draw:line>
          <draw:custom-shape draw:style-name="gr11" draw:text-style-name="P3" draw:layer="layout" svg:width="3.048cm" svg:height="1.329cm" svg:x="6.743cm" svg:y="7.315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.048cm" svg:height="1.329cm" svg:x="6.743cm" svg:y="10.871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9" draw:layer="layout" svg:width="4.318cm" svg:height="2.032cm" svg:x="14.732cm" svg:y="5.265cm">
            <text:p text:style-name="P3">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4.318cm" svg:height="4.885cm" svg:x="14.732cm" svg:y="8.315cm">
            <text:p text:style-name="P3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4.318cm" svg:height="2.032cm" svg:x="14.732cm" svg:y="14.253cm">
            <text:p text:style-name="P3">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9" draw:layer="layout" svg:x1="16.891cm" svg:y1="7.297cm" svg:x2="16.891cm" svg:y2="8.315cm">
            <text:p/>
          </draw:line>
          <draw:line draw:style-name="gr14" draw:text-style-name="P9" draw:layer="layout" svg:x1="16.891cm" svg:y1="14.253cm" svg:x2="16.891cm" svg:y2="13.239cm">
            <text:p/>
          </draw:line>
          <draw:custom-shape draw:style-name="gr15" draw:text-style-name="P9" draw:layer="layout" svg:width="3.048cm" svg:height="1.329cm" svg:x="15.367cm" svg:y="8.315cm">
            <text:p text:style-name="P3">PCIe EP</text:p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3.048cm" svg:height="1.329cm" svg:x="15.367cm" svg:y="11.871cm">
            <text:p text:style-name="P3">PCIe EP</text:p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8.382cm" svg:y1="4.265cm" svg:x2="16.764cm" svg:y2="5.265cm">
          <text:p/>
        </draw:line>
        <draw:line draw:style-name="gr16" draw:text-style-name="P10" draw:layer="layout" svg:x1="8.336cm" svg:y1="6.297cm" svg:x2="16.891cm" svg:y2="7.297cm">
          <text:p/>
        </draw:line>
        <draw:line draw:style-name="gr16" draw:text-style-name="P10" draw:layer="layout" svg:x1="8.409cm" svg:y1="13.253cm" svg:x2="16.891cm" svg:y2="14.253cm">
          <text:p/>
        </draw:line>
        <draw:line draw:style-name="gr16" draw:text-style-name="P10" draw:layer="layout" svg:x1="8.328cm" svg:y1="15.285cm" svg:x2="16.51cm" svg:y2="16.285cm">
          <text:p/>
        </draw:line>
        <draw:frame draw:style-name="gr5" draw:text-style-name="P4" draw:layer="layout" svg:width="3.556cm" svg:height="0.962cm" svg:x="6.489cm" svg:y="16.056cm">
          <draw:text-box>
            <text:p>Real world</text:p>
          </draw:text-box>
        </draw:frame>
        <draw:frame draw:style-name="gr5" draw:text-style-name="P4" draw:layer="layout" svg:width="3.556cm" svg:height="0.962cm" svg:x="15.113cm" svg:y="17.01cm">
          <draw:text-box>
            <text:p>Emulate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1H50M32S</meta:editing-duration>
    <meta:editing-cycles>11</meta:editing-cycles>
    <meta:generator>LibreOffice/6.0.7.3$Linux_X86_64 LibreOffice_project/00m0$Build-3</meta:generator>
    <dc:title>Blue Curve</dc:title>
    <dc:date>2020-08-24T13:36:00.518129684</dc:date>
    <meta:document-statistic meta:object-count="115"/>
  </office:meta>
</office:document-meta>
</file>